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ff66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trai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Emotion </text:p>
          </table:table-cell>
          <table:table-cell table:style-name="ce2" office:value-type="string" calcext:value-type="string">
            <text:p>#of items</text:p>
          </table:table-cell>
          <table:table-cell table:style-name="ce2" office:value-type="string" calcext:value-type="string">
            <text:p>lab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</text:p>
          </table:table-cell>
          <table:table-cell office:value-type="float" office:value="1701" calcext:value-type="float">
            <text:p>17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tal data </text:p>
          </table:table-cell>
          <table:table-cell table:formula="of:=[.B7]+[.B16]+[.B24]" office:value-type="float" office:value="10030" calcext:value-type="float">
            <text:p>10030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in </text:p>
          </table:table-cell>
          <table:table-cell table:formula="of:=[.B7]+[.B16]" office:value-type="float" office:value="8566" calcext:value-type="float">
            <text:p>8566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float" office:value="1616" calcext:value-type="float">
            <text:p>16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al</text:p>
          </table:table-cell>
          <table:table-cell table:formula="of:=[.F3]-[.F4]"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sadness</text:p>
          </table:table-cell>
          <table:table-cell office:value-type="float" office:value="1533" calcext:value-type="float">
            <text:p>153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5" table:formula="of:=SUM([.B3:.B6])" office:value-type="float" office:value="7102" calcext:value-type="float">
            <text:p>7102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Emotion </text:p>
          </table:table-cell>
          <table:table-cell table:style-name="ce2" office:value-type="string" calcext:value-type="string">
            <text:p>#of items</text:p>
          </table:table-cell>
          <table:table-cell table:style-name="ce2" office:value-type="string" calcext:value-type="string">
            <text:p>lab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y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dness</text:p>
          </table:table-cell>
          <table:table-cell office:value-type="float" office:value="397" calcext:value-type="float">
            <text:p>39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5" table:formula="of:=SUM([.B12:.B15])"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Emotion </text:p>
          </table:table-cell>
          <table:table-cell table:style-name="ce2" office:value-type="string" calcext:value-type="string">
            <text:p>#of items</text:p>
          </table:table-cell>
          <table:table-cell table:style-name="ce2" office:value-type="string" calcext:value-type="string">
            <text:p>lab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y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dness</text:p>
          </table:table-cell>
          <table:table-cell office:value-type="float" office:value="397" calcext:value-type="float">
            <text:p>39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5" table:formula="of:=SUM([.B20:.B23])" office:value-type="float" office:value="1464" calcext:value-type="float">
            <text:p>146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2">00/00/0000</text:date>, <text:time style:data-style-name="N2" text:time-value="11:50:47.365538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0T08:29:20.035518659</meta:creation-date>
    <dc:date>2022-02-02T19:58:58.795047583</dc:date>
    <meta:editing-duration>PT13H7M34S</meta:editing-duration>
    <meta:editing-cycles>7</meta:editing-cycles>
    <meta:generator>LibreOffice/5.1.6.2$Linux_X86_64 LibreOffice_project/10m0$Build-2</meta:generator>
    <meta:document-statistic meta:table-count="1" meta:cell-count="60" meta:object-count="0"/>
  </office:meta>
</office:document-meta>
</file>